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Normal" style:master-page-name="MP0" style:family="paragraph">
      <style:paragraph-properties fo:break-before="page"/>
      <style:text-properties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margin-left="0.5in">
        <style:tab-stops/>
      </style:paragraph-properties>
      <style:text-properties fo:font-size="14pt" style:font-size-asian="14pt" style:font-size-complex="14pt" style:text-underline-type="single" style:text-underline-style="solid" style:text-underline-width="auto" style:text-underline-mode="continuous"/>
    </style:style>
    <style:style style:name="P3" style:parent-style-name="ListParagraph" style:list-style-name="LFO1" style:family="paragraph">
      <style:paragraph-properties fo:margin-left="1in">
        <style:tab-stops/>
      </style:paragraph-properties>
    </style:style>
    <style:style style:name="P4" style:parent-style-name="ListParagraph" style:list-style-name="LFO1" style:family="paragraph">
      <style:paragraph-properties fo:margin-left="1in">
        <style:tab-stops/>
      </style:paragraph-properties>
    </style:style>
    <style:style style:name="P5" style:parent-style-name="ListParagraph" style:list-style-name="LFO1" style:family="paragraph">
      <style:paragraph-properties fo:margin-left="1in">
        <style:tab-stops/>
      </style:paragraph-properties>
    </style:style>
    <style:style style:name="P6" style:parent-style-name="ListParagraph" style:list-style-name="LFO1" style:family="paragraph">
      <style:paragraph-properties fo:margin-left="1in">
        <style:tab-stops/>
      </style:paragraph-properties>
    </style:style>
    <style:style style:name="P7" style:parent-style-name="ListParagraph" style:list-style-name="LFO1" style:family="paragraph">
      <style:paragraph-properties fo:margin-left="1in">
        <style:tab-stops/>
      </style:paragraph-properties>
    </style:style>
    <style:style style:name="P8" style:parent-style-name="ListParagraph" style:list-style-name="LFO1" style:family="paragraph">
      <style:paragraph-properties fo:margin-left="1in">
        <style:tab-stops/>
      </style:paragraph-properties>
    </style:style>
    <style:style style:name="P9" style:parent-style-name="ListParagraph" style:list-style-name="LFO1" style:family="paragraph">
      <style:paragraph-properties fo:margin-left="1in">
        <style:tab-stops/>
      </style:paragraph-properties>
    </style:style>
    <style:style style:name="P10" style:parent-style-name="ListParagraph" style:list-style-name="LFO1" style:family="paragraph">
      <style:paragraph-properties fo:margin-left="1in">
        <style:tab-stops/>
      </style:paragraph-properties>
    </style:style>
    <style:style style:name="P11" style:parent-style-name="Normal" style:family="paragraph">
      <style:paragraph-properties fo:margin-left="0.5in">
        <style:tab-stops/>
      </style:paragraph-properties>
    </style:style>
    <style:style style:name="T1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3" style:parent-style-name="DefaultParagraphFont" style:family="text">
      <style:text-properties fo:font-size="14pt" style:font-size-asian="14pt" style:font-size-complex="14pt"/>
    </style:style>
    <style:style style:name="P14" style:parent-style-name="Normal" style:family="paragraph">
      <style:paragraph-properties fo:margin-left="0.5in">
        <style:tab-stops/>
      </style:paragraph-properties>
    </style:style>
    <style:style style:name="T15"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6" style:parent-style-name="DefaultParagraphFont" style:family="text">
      <style:text-properties fo:font-size="14pt" style:font-size-asian="14pt" style:font-size-complex="14pt"/>
    </style:style>
    <style:style style:name="P17" style:parent-style-name="Normal" style:family="paragraph">
      <style:paragraph-properties fo:margin-left="0.5in">
        <style:tab-stops/>
      </style:paragraph-properties>
    </style:style>
    <style:style style:name="P1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9" style:parent-style-name="Normal" style:family="paragraph">
      <style:paragraph-properties fo:break-before="page"/>
      <style:text-properties fo:font-size="14pt" style:font-size-asian="14pt" style:font-size-complex="14pt" style:text-underline-type="single" style:text-underline-style="solid" style:text-underline-width="auto" style:text-underline-mode="continuous"/>
    </style:style>
    <style:style style:name="P20" style:parent-style-name="Normal" style:family="paragraph">
      <style:paragraph-properties fo:margin-left="0.5in">
        <style:tab-stops/>
      </style:paragraph-properties>
      <style:text-properties fo:font-size="14pt" style:font-size-asian="14pt" style:font-size-complex="14pt" style:text-underline-type="single" style:text-underline-style="solid" style:text-underline-width="auto" style:text-underline-mode="continuous"/>
    </style:style>
    <style:style style:name="P21" style:parent-style-name="ListParagraph" style:list-style-name="LFO2" style:family="paragraph"/>
    <style:style style:name="P22" style:parent-style-name="ListParagraph" style:list-style-name="LFO2" style:family="paragraph"/>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P27" style:parent-style-name="ListParagraph" style:family="paragraph">
      <style:paragraph-properties fo:margin-left="0in">
        <style:tab-stops/>
      </style:paragraph-properties>
    </style:style>
    <style:style style:name="P28" style:parent-style-name="Normal" style:family="paragraph">
      <style:paragraph-properties fo:break-before="page"/>
      <style:text-properties fo:font-size="14pt" style:font-size-asian="14pt" style:font-size-complex="14pt" style:text-underline-type="single" style:text-underline-style="solid" style:text-underline-width="auto" style:text-underline-mode="continuous"/>
    </style:style>
    <style:style style:name="P29" style:parent-style-name="ListParagraph" style:family="paragraph">
      <style:paragraph-properties fo:margin-left="0in">
        <style:tab-stops/>
      </style:paragraph-properties>
    </style:style>
    <style:style style:name="T30"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31" style:parent-style-name="ListParagraph" style:family="paragraph">
      <style:paragraph-properties fo:text-align="justify" fo:margin-left="0in">
        <style:tab-stops/>
      </style:paragraph-properties>
    </style:style>
    <style:style style:name="P32" style:parent-style-name="ListParagraph" style:list-style-name="LFO3" style:family="paragraph">
      <style:paragraph-properties fo:text-align="justify"/>
    </style:style>
    <style:style style:name="P33" style:parent-style-name="ListParagraph" style:list-style-name="LFO3" style:family="paragraph">
      <style:paragraph-properties fo:text-align="justify"/>
    </style:style>
    <style:style style:name="P34" style:parent-style-name="ListParagraph" style:list-style-name="LFO3" style:family="paragraph">
      <style:paragraph-properties fo:text-align="justify"/>
    </style:style>
    <style:style style:name="P35" style:parent-style-name="ListParagraph" style:list-style-name="LFO3" style:family="paragraph">
      <style:paragraph-properties fo:text-align="justify"/>
    </style:style>
    <style:style style:name="P36" style:parent-style-name="ListParagraph" style:list-style-name="LFO3" style:family="paragraph">
      <style:paragraph-properties fo:text-align="justify"/>
    </style:style>
    <style:style style:name="P37" style:parent-style-name="ListParagraph" style:list-style-name="LFO3" style:family="paragraph">
      <style:paragraph-properties fo:text-align="justify"/>
    </style:style>
    <style:style style:name="P38" style:parent-style-name="ListParagraph" style:list-style-name="LFO3" style:family="paragraph">
      <style:paragraph-properties fo:text-align="justify"/>
    </style:style>
    <style:style style:name="P39" style:parent-style-name="ListParagraph" style:list-style-name="LFO3" style:family="paragraph">
      <style:paragraph-properties fo:text-align="justify"/>
    </style:style>
    <style:style style:name="P40" style:parent-style-name="ListParagraph" style:list-style-name="LFO3" style:family="paragraph">
      <style:paragraph-properties fo:text-align="justify"/>
    </style:style>
    <style:style style:name="P41" style:parent-style-name="ListParagraph" style:list-style-name="LFO3" style:family="paragraph">
      <style:paragraph-properties fo:text-align="justify"/>
    </style:style>
    <style:style style:name="P42" style:parent-style-name="ListParagraph" style:family="paragraph">
      <style:paragraph-properties fo:margin-left="0in">
        <style:tab-stops/>
      </style:paragraph-properties>
    </style:style>
  </office:automatic-styles>
  <office:body>
    <office:text text:use-soft-page-breaks="true">
      <text:p text:style-name="P1">ΑΞΙΟΛΟΓΗΣΗ</text:p>
      <text:p text:style-name="P2">Βασική ροή</text:p>
      <text:list text:style-name="LFO1" text:continue-numbering="true">
        <text:list-item>
          <text:p text:style-name="P3">Εφόσον υπάρχουν αντικείμενα αξιολόγησης (πακέτο ή τουριστικό γραφείο), το σύστημα εμφανίζει σχετική επιλογή στο χρήστη</text:p>
        </text:list-item>
        <text:list-item>
          <text:p text:style-name="P4">Ο χρήστης επιλέγει <text:s/>το αντικείμενο της αξιολόγησης.</text:p>
        </text:list-item>
        <text:list-item>
          <text:p text:style-name="P5">Το σύστημα κάνει την αναζήτηση και επιστρέφει τα αντικείμενα που είναι διαθέσιμα προς αξιολόγηση, φιλταρισμένα ανάλογα με τα δικαιώματα και τους περιορισμούς του χρήστη στο να είναι αξιολογητής.</text:p>
        </text:list-item>
        <text:list-item>
          <text:p text:style-name="P6">Ο χρήστης επιλέγει το αντικείμενο που επιθυμεί να αξιολογήσει.</text:p>
        </text:list-item>
        <text:list-item>
          <text:p text:style-name="P7">Ο χρήστης εισάγει την αξιολόγησή του επι των κατηγοριών που του προσφέρονται ανάλογα με το επιλεχθέν αντικείμενο.</text:p>
        </text:list-item>
        <text:list-item>
          <text:p text:style-name="P8">Το σύστημα κάνει το απαραίτητο validation του input για ορθή εισαγωγή στοιχείων</text:p>
        </text:list-item>
        <text:list-item>
          <text:p text:style-name="P9">Το σύστημα αποθηκεύει την αξιολόγηση για το συγκεκριμένο αντικείμενο</text:p>
        </text:list-item>
        <text:list-item>
          <text:p text:style-name="P10">Το σύστημα ενημερώνει το χρήστη για την αποδοχή της αξιολόγησής του.</text:p>
        </text:list-item>
      </text:list>
      <text:p text:style-name="P11"><text:span text:style-name="T12">Εναλλακτική ροή 1</text:span><text:span text:style-name="T13">:</text:span></text:p>
      <text:p text:style-name="ListParagraph">Αν (στο βήμα 3) ο χρήστης δεν έχει δικαίωμα αξιολόγησης για κανένα αντικείμενο, το σύστημα ενημερώνει το χρήστη για την αιτία της έλειψης του σχετικού δικαιώματος .</text:p>
      <text:p text:style-name="P14"><text:span text:style-name="T15">Εναλλακτική ροή 2</text:span><text:span text:style-name="T16">:</text:span></text:p>
      <text:p text:style-name="P17">Αν (στο βήμα 6) ο χρήστης δεν έχει συμπληρώσει όλα τα απαραίτητα στοιχεία της φόρμας και προσπαθήσει να την υποβάλει, το σύστημα διατηρεί τα ορθά συμπληρωμένα τμήματα και κατευθύνει τον χρήστη στην συμπλήρωσή των υπολοίπων .</text:p>
      <text:p text:style-name="Normal"/>
      <text:p text:style-name="P18"/>
      <text:soft-page-break/>
      <text:p text:style-name="P19">ΕΙΔΟΠΟΙΗΣΕΙΣ</text:p>
      <text:p text:style-name="P20">Βασική ροή</text:p>
      <text:list text:style-name="LFO2" text:continue-numbering="true">
        <text:list-item>
          <text:p text:style-name="P21">Εφόσον υπάρχουν πακέτα των οποίων οι τροποποιήσεις <text:s/>μπορεί να ενδιαφέρουν τους χρήστες, το σύστημα, <text:s/>στη φάση επισκόπησης των πακέτων, εμφανίζει σειρά επιλογών για προαιρετική λήψη ειδοποιήσεων βάσει διαφόρων κριτηρίων (νέα πακέτα, ενημέρωση για συναφή πακέτα απο το ίδιο γραφείο, ευνοϊκή μεταβολή τιμής επιλεγμένου πακέτου, μεταβολή περιεχομένου ή διάρκειας επιλεγμένου πακέτου).</text:p>
        </text:list-item>
        <text:list-item>
          <text:p text:style-name="P22">Ο χρήστης επιλέγει τις προσφερόμενες παραμέτρους της ειδοποίησης, και αποδέχεταινα λαμβάνει απο το σύστημα ειδοποιήσεις μέσω αποστολής email στη διεύθυνση που είναι ήδη καταχωρημένη στο προφίλ του.</text:p>
        </text:list-item>
        <text:list-item>
          <text:p text:style-name="P23">Το σύστημα εγγράφει τo χρήστη στις σχετικές λίστες ανα κριτήριο ειδοποίησης επι αλλαγών (on update) η/και επί δημιουργίας (on creation) νέου πακέτου <text:s/>ανάλογα με τις επιλογές του χρήστη.</text:p>
        </text:list-item>
        <text:list-item>
          <text:p text:style-name="P24">Σε περίπτωση αλλαγής σε πακέτο ή/και προσθήκης νέου πακέτου, το σύστημα δημιουργεί μήνυμα αντίστοιχο της μεταβολής/προσθήκης.</text:p>
        </text:list-item>
        <text:list-item>
          <text:p text:style-name="P25">Σε συνδυασμό με τις σχετικές <text:s/>εγγραφές επιλογής ειδοποίησης απο χρήστες του βήματος 3, γίνεται triggered η αποστολή του ηλεκτρονικού μηνύματος προς κάθε χρήστη διαμέσου του υποσυστήματος αποστολής email.</text:p>
        </text:list-item>
        <text:list-item>
          <text:p text:style-name="P26">Βάσει των ίδιων εγγραφών του βήματος 3, και μόνο για τους χρήστες οι οποίοι βρίσκονται σε ενεργή συνδεση με την πλατφόρμα, γίνεται triggered η αποστολή notification σε πραγματικό χρόνο η οποία έχει ως αποτέλεσμα την διακριτική επισήμανση μέσω οπτικοποίησης ή/και διακριτικού ήχου της ύπαρξης νέων ειδοποιήσεων δίνοντας παράλληλα στο χρήστη τη δυνατότητα επισκόπησης των νέων ειδοποίησεων.</text:p>
        </text:list-item>
      </text:list>
      <text:p text:style-name="P27"/>
      <text:soft-page-break/>
      <text:p text:style-name="P28">ΣΥΛΛΟΓΗ<text:s/>ΕΠΙΧΕΙΡΗΜΑΤΙΚΩΝ<text:s/>ΣΤΑΤΙΣΤΙΚΩΝ</text:p>
      <text:p text:style-name="P29"><text:span text:style-name="T30">Βασική ροή</text:span></text:p>
      <text:p text:style-name="P31"/>
      <text:list text:style-name="LFO3" text:continue-numbering="true">
        <text:list-item>
          <text:p text:style-name="P32">Καθορισμός δεικτών απόδοσης (PKI) οι οποίοι είναι ικανοί α) να <text:s/>δίνουν απαντήσεις σε επιχειρηματικά προβλήματα των συνεργαζομένων επιχειρήσεων (ταξιδιωτικών γραφείων) και β) να καθοδηγούν έμεσα το χρήστη να κάνει αποδοτικότερες και ασφαλέστερες επιλογές.</text:p>
        </text:list-item>
        <text:list-item>
          <text:p text:style-name="P33">Προσδιορισμός παρακολουθούμενων <text:s/>ενεργειών επι του συστήματος (insert, update, register, change on notification preferences) τόσο των συνεργαζόμενων επιχειρήσεων <text:s/>όσο και των χρηστών, οι οποίες θα πρέπει να καταγράφονται με χρονοσήμανση όταν αυτές συμβαίνουν, ώστε η άμεση ή η ετεροχρονισμένη επεξεργασία μέρους ή του συνόλου αυτών <text:s/>να μπορούν να συνθέσουν τους παραπάνω δείκτες.</text:p>
        </text:list-item>
        <text:list-item>
          <text:p text:style-name="P34">Καθορισμός του τρόπου οργάνωσης των παραπάνω μεταδεδομένων.</text:p>
        </text:list-item>
        <text:list-item>
          <text:p text:style-name="P35">Καθορισμός του τρόπου υπολογισμού κάθε δείκτη.</text:p>
        </text:list-item>
        <text:list-item>
          <text:p text:style-name="P36">Κανονικοποίηση μεταδεδομένων για γρήγορη ενημέρωσή τους σε κάθε ενέργεια</text:p>
        </text:list-item>
        <text:list-item>
          <text:p text:style-name="P37">Συλλογή και κανονικοποίηση μεταδεδομένων σε πραγματικό χρόνο</text:p>
        </text:list-item>
        <text:list-item>
          <text:p text:style-name="P38">Υπολογισμος απλών στατιστικών σε πραγματικό χρόνο (incrementally)</text:p>
        </text:list-item>
        <text:list-item>
          <text:p text:style-name="P39">Υπολογισμός σύνθετων δεικτών και τάσεων σε περιοδική βάση</text:p>
        </text:list-item>
        <text:list-item>
          <text:p text:style-name="P40">Οπτικοποίηση και παρουσίαση στατιστικών στους χρήστες σε σημεία που μπορούν να επηρεάσουν τις επιλογές τους</text:p>
        </text:list-item>
        <text:list-item>
          <text:p text:style-name="P41">Οπτικοποίηση και παρουσίαση σύνθετων δεικτών και τάσεων στις συνεργαζόμενες επιχειρήσεις.</text:p>
        </text:list-item>
      </text:list>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ΣΚΟΠΟΥΛΗΣ ΝΙΚΟΛΑΟΣ</meta:initial-creator>
    <dc:creator>ΣΚΟΠΟΥΛΗΣ ΝΙΚΟΛΑΟΣ</dc:creator>
    <meta:creation-date>2023-03-24T16:51:00Z</meta:creation-date>
    <dc:date>2023-03-28T11:18:00Z</dc:date>
    <meta:template xlink:href="Normal.dotm" xlink:type="simple"/>
    <meta:editing-cycles>13</meta:editing-cycles>
    <meta:editing-duration>PT16380S</meta:editing-duration>
    <meta:document-statistic meta:page-count="3" meta:paragraph-count="7" meta:word-count="620" meta:character-count="3962" meta:row-count="27" meta:non-whitespace-character-count="3349"/>
  </office:meta>
</office:document-meta>
</file>